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courier new" svg:font-family="'courier new', courier, monospace"/>
  </office:font-face-decls>
  <office:automatic-styles>
    <style:style style:name="P1" style:family="paragraph" style:parent-style-name="Standard">
      <style:text-properties officeooo:rsid="001d3738" officeooo:paragraph-rsid="001d3738"/>
    </style:style>
    <style:style style:name="P2" style:family="paragraph" style:parent-style-name="Standard">
      <style:text-properties officeooo:paragraph-rsid="001d3738"/>
    </style:style>
    <style:style style:name="T1" style:family="text">
      <style:text-properties officeooo:rsid="001d3738"/>
    </style:style>
    <style:style style:name="T2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s un Backdoor.</text:p>
      <text:p text:style-name="P2"><text:span text:style-name="T1">2. K</text:span>obalos está embebido en el ejecutable del servidor OpenSSH (<text:span text:style-name="T2">sshd</text:span>) y activará el código del backdoor si la conexión proviene de un puerto de origen TCP específico. Hay otras variantes independientes que no están embebidas en <text:span text:style-name="T2">sshd</text:span>. Estas variantes o se conectan a un servidor C&amp;C que actuará como intermediario o esperan una conexión entrante en un puerto TCP determinado.</text:p>
      <text:p text:style-name="P1">3.Si. Ademas emplea un ladron de credenciales.</text:p>
      <text:p text:style-name="P1">4. Emplear autenticacion multifact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00:02:39.362075010</meta:creation-date>
    <dc:date>2022-04-18T00:05:33.509698169</dc:date>
    <meta:editing-duration>PT2M55S</meta:editing-duration>
    <meta:editing-cycles>1</meta:editing-cycles>
    <meta:document-statistic meta:table-count="0" meta:image-count="0" meta:object-count="0" meta:page-count="1" meta:paragraph-count="4" meta:word-count="76" meta:character-count="475" meta:non-whitespace-character-count="403"/>
    <meta:generator>LibreOffice/7.3.1.3$Linux_X86_64 LibreOffice_project/30$Build-3</meta:generator>
  </office:meta>
</office:document-meta>
</file>